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is" fo:country="IS" style:font-size-asian="10pt"/>
    </style:style>
    <style:style style:name="P2" style:family="paragraph" style:parent-style-name="Standard">
      <style:paragraph-properties fo:text-align="justify" style:justify-single-word="false"/>
      <style:text-properties fo:font-size="10pt" fo:language="is" fo:country="IS" style:font-size-asian="10pt"/>
    </style:style>
    <style:style style:name="P3" style:family="paragraph" style:parent-style-name="Standard">
      <style:paragraph-properties fo:text-align="justify" style:justify-single-word="false"/>
      <style:text-properties fo:font-size="10pt" fo:language="is" fo:country="IS" style:text-underline-style="solid" style:text-underline-width="auto" style:text-underline-color="font-color" style:font-size-asian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variant="small-caps" fo:font-size="10pt" fo:language="is" fo:country="IS" style:text-underline-style="solid" style:text-underline-width="auto" style:text-underline-color="font-color" style:font-size-asian="10pt"/>
    </style:style>
    <style:style style:name="P6" style:family="paragraph" style:parent-style-name="Standard">
      <style:paragraph-properties fo:text-align="justify" style:justify-single-word="false"/>
      <style:text-properties fo:font-variant="small-caps" fo:font-size="10pt" fo:language="is" fo:country="IS" style:text-underline-style="solid" style:text-underline-width="auto" style:text-underline-color="font-color" style:font-size-asian="10pt"/>
    </style:style>
    <style:style style:name="P7" style:family="paragraph" style:parent-style-name="Standard">
      <style:paragraph-properties fo:text-align="justify" style:justify-single-word="false"/>
      <style:text-properties fo:font-variant="small-caps" fo:font-size="10pt" fo:language="is" fo:country="IS" style:text-underline-style="solid" style:text-underline-width="auto" style:text-underline-color="font-color" officeooo:paragraph-rsid="00153577" style:font-size-asian="10pt"/>
    </style:style>
    <style:style style:name="P8" style:family="paragraph" style:parent-style-name="Standard">
      <style:paragraph-properties fo:text-align="justify" style:justify-single-word="false"/>
      <style:text-properties fo:font-variant="small-caps" fo:font-size="10pt" fo:language="is" fo:country="IS" style:text-underline-style="solid" style:text-underline-width="auto" style:text-underline-color="font-color" officeooo:rsid="0015e40a" officeooo:paragraph-rsid="0015e40a" style:font-size-asian="10pt"/>
    </style:style>
    <style:style style:name="P9" style:family="paragraph" style:parent-style-name="Standard">
      <style:paragraph-properties fo:text-align="justify" style:justify-single-word="false"/>
      <style:text-properties fo:text-transform="lowercase" fo:font-size="10pt" fo:language="is" fo:country="IS" style:text-underline-style="none" officeooo:rsid="00153577" officeooo:paragraph-rsid="00153577" style:font-size-asian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font-size="10pt" fo:language="is" fo:country="IS" style:text-underline-style="none" officeooo:rsid="0015e40a" officeooo:paragraph-rsid="0015e40a" style:font-size-asian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font-size="10pt" fo:language="is" fo:country="IS" style:text-underline-style="none" officeooo:rsid="00175a90" officeooo:paragraph-rsid="00175a90" style:font-size-asian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font-size="10pt" fo:language="is" fo:country="IS" style:text-underline-style="none" officeooo:rsid="0017e012" officeooo:paragraph-rsid="0017e012" style:font-size-asian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font-size="10pt" fo:language="is" fo:country="IS" style:text-underline-style="solid" style:text-underline-width="auto" style:text-underline-color="font-color" officeooo:rsid="0015e40a" officeooo:paragraph-rsid="0015e40a" style:font-size-asian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font-size="10pt" fo:language="is" fo:country="IS" style:text-underline-style="solid" style:text-underline-width="auto" style:text-underline-color="font-color" officeooo:rsid="0017e012" officeooo:paragraph-rsid="0017e012" style:font-size-asian="10pt"/>
    </style:style>
    <style:style style:name="P15" style:family="paragraph" style:parent-style-name="Standard" style:master-page-name="Standard">
      <style:paragraph-properties style:page-number="auto"/>
      <style:text-properties fo:font-size="10pt" fo:language="is" fo:country="IS" style:text-underline-style="solid" style:text-underline-width="auto" style:text-underline-color="font-color" style:font-size-asian="10pt"/>
    </style:style>
    <style:style style:name="T1" style:family="text">
      <style:text-properties officeooo:rsid="00153577"/>
    </style:style>
    <style:style style:name="T2" style:family="text">
      <style:text-properties fo:text-transform="uppercase"/>
    </style:style>
    <style:style style:name="T3" style:family="text">
      <style:text-properties officeooo:rsid="0015e40a"/>
    </style:style>
    <style:style style:name="T4" style:family="text">
      <style:text-properties officeooo:rsid="00186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EG WORKOUTS</text:p>
      <text:p text:style-name="P1"/>
      <text:p text:style-name="P5">Workout 1</text:p>
      <text:p text:style-name="P1">Leg press (15-12-12-10)</text:p>
      <text:p text:style-name="P1">Ball wall squat (15-12-12-10)</text:p>
      <text:p text:style-name="P1">Leg extension (15-12-10)</text:p>
      <text:p text:style-name="P1">Sumo squat (15-12-10)</text:p>
      <text:p text:style-name="P1">Standing hamstring curl (15-12-10-15)</text:p>
      <text:p text:style-name="P1">Seated hamstring curl (15-12-10-15)</text:p>
      <text:p text:style-name="P1">Calf raise on leg press <text:span text:style-name="T3">4x</text:span>15</text:p>
      <text:p text:style-name="P1">Bent knee calf raise <text:span text:style-name="T3">3x12</text:span></text:p>
      <text:p text:style-name="P1">Inner thigh machine <text:span text:style-name="T3">3x</text:span>20</text:p>
      <text:p text:style-name="P1">Outer thigh machine <text:span text:style-name="T3">3x</text:span>15</text:p>
      <text:p text:style-name="P1">Hip thrusts (15-12-12-10)</text:p>
      <text:p text:style-name="P1"/>
      <text:p text:style-name="P5">Workout 2 </text:p>
      <text:p text:style-name="P2">Leg extension (5x15) (superset 1)</text:p>
      <text:p text:style-name="P2">Leg press (5x20) (superset 1)</text:p>
      <text:p text:style-name="P2">Switch jumps (5x1<text:span text:style-name="T3">0</text:span>)</text:p>
      <text:p text:style-name="P2">Narrow stance squats (4x15) (superset 2)</text:p>
      <text:p text:style-name="P2">Walking lunges (4x10/leg) (superset 2)</text:p>
      <text:p text:style-name="P2"/>
      <text:p text:style-name="P6">Workout 3</text:p>
      <text:p text:style-name="P2">Standing/lying leg curls (5x15) (superset 1)</text:p>
      <text:p text:style-name="P2">Weigthed step up (5x12) (superset 1)</text:p>
      <text:p text:style-name="P2">Bulgarian split squat (5x12)</text:p>
      <text:p text:style-name="P2">Seated leg curls (5x12) (superset 2)</text:p>
      <text:p text:style-name="P2">Stiff leg deadlift (5x12) (superset 2)</text:p>
      <text:p text:style-name="P2"/>
      <text:p text:style-name="P6">Workout 4</text:p>
      <text:p text:style-name="P2">Sumo squats (4x10)</text:p>
      <text:p text:style-name="P2">Leg press (4x15)</text:p>
      <text:p text:style-name="P2">Step ups (3x1<text:span text:style-name="T3">2</text:span>/leg)</text:p>
      <text:p text:style-name="P2">Lying leg curl (3x10)</text:p>
      <text:p text:style-name="P2">Stiff leg deadlift (3x12)</text:p>
      <text:p text:style-name="P2">Walking lunges (3x15/leg)</text:p>
      <text:p text:style-name="P2">Butt machine (3x12)</text:p>
      <text:p text:style-name="P2">Calf raises (6x20)</text:p>
      <text:p text:style-name="P2"/>
      <text:p text:style-name="P6">Workout 5 </text:p>
      <text:p text:style-name="P1">Leg press (4x12)</text:p>
      <text:p text:style-name="P1"><text:bookmark text:name="_GoBack"/>Leg extensions (4x15)</text:p>
      <text:p text:style-name="P1">Leg curls (4x12)</text:p>
      <text:p text:style-name="P2">Hack squat (4x12)</text:p>
      <text:p text:style-name="P2">Walking lunges (4x10/leg)</text:p>
      <text:p text:style-name="P2">Hip thrusts (4x12)</text:p>
      <text:p text:style-name="P2"/>
      <text:p text:style-name="P6">Workout 6 </text:p>
      <text:p text:style-name="P2">Butt lift close legs (4x50)</text:p>
      <text:p text:style-name="P2">Butt lift open legs (4x50)</text:p>
      <text:p text:style-name="P2">Glute kickback (4x20)</text:p>
      <text:p text:style-name="P2">Pull through (4x15)</text:p>
      <text:p text:style-name="P2">Calf raise (4x20)</text:p>
      <text:p text:style-name="P2"/>
      <text:p text:style-name="P6">Workout 7 </text:p>
      <text:p text:style-name="P2">Leg press (3x12)</text:p>
      <text:p text:style-name="P2">Smith machine lunge (3x12)</text:p>
      <text:p text:style-name="P2">Butt blaster (3x15)</text:p>
      <text:p text:style-name="P2">One leg cable kickbacks (3x15)</text:p>
      <text:p text:style-name="P2">Thigh abductor (3x12+5partial)</text:p>
      <text:p text:style-name="P2">Hip thrust (3x15)</text:p>
      <text:p text:style-name="P2">Calf raise on leg press (3x15) </text:p>
      <text:p text:style-name="P4"/>
      <text:p text:style-name="P7"/>
      <text:p text:style-name="P7"/>
      <text:p text:style-name="P7"><text:soft-page-break/>Workout <text:span text:style-name="T1">8</text:span></text:p>
      <text:p text:style-name="P9"><text:span text:style-name="T2">G</text:span>ood morning 4x20</text:p>
      <text:p text:style-name="P9"><text:span text:style-name="T2">S</text:span>ingle leg deadlifts 3x15 (superset 1)</text:p>
      <text:p text:style-name="P9"><text:span text:style-name="T2">S</text:span>quats (no weight) 3x10 (superset 1)</text:p>
      <text:p text:style-name="P9"><text:span text:style-name="T2">B</text:span>ulgarian split squat 4x15</text:p>
      <text:p text:style-name="P9"><text:span text:style-name="T2">H</text:span>ip abductions 4x20</text:p>
      <text:p text:style-name="P9"><text:span text:style-name="T2">C</text:span>able kickbacks 4x20</text:p>
      <text:p text:style-name="P9"><text:span text:style-name="T2">D</text:span>og kickbacks 4x20</text:p>
      <text:p text:style-name="P9"/>
      <text:p text:style-name="P8">Workout <text:span text:style-name="T4">9</text:span></text:p>
      <text:p text:style-name="P10">A1: Goblet squat 4x10 </text:p>
      <text:p text:style-name="P10">A2: Barbell glute bridge 4x12</text:p>
      <text:p text:style-name="P10">B1: Romanian deadlift 4x10 <text:s/></text:p>
      <text:p text:style-name="P10">B2: Walking lunge 4x20 <text:s/></text:p>
      <text:p text:style-name="P10">C1: Leg curl 4x12 <text:s/></text:p>
      <text:p text:style-name="P10">C2: Leg extensions 4x12</text:p>
      <text:p text:style-name="P10"/>
      <text:p text:style-name="P8">Workout <text:span text:style-name="T4">10</text:span></text:p>
      <text:p text:style-name="P10">Squats 3x10</text:p>
      <text:p text:style-name="P10">Deadlift 3x10</text:p>
      <text:p text:style-name="P10">Leg press 3x10</text:p>
      <text:p text:style-name="P10">Jump rope 50x</text:p>
      <text:p text:style-name="P10">Leg extension 3x10</text:p>
      <text:p text:style-name="P10">Sitting calf press 3x15</text:p>
      <text:p text:style-name="P10">Jump rope 50x</text:p>
      <text:p text:style-name="P10">Kettlebell swing 3x10</text:p>
      <text:p text:style-name="P10">Standing calf raises 3x10</text:p>
      <text:p text:style-name="P10">Jump rope 50x</text:p>
      <text:p text:style-name="P10"/>
      <text:p text:style-name="P10">slide lunges </text:p>
      <text:p text:style-name="P10">Goblet squats</text:p>
      <text:p text:style-name="P11">step up curtsy lunge</text:p>
      <text:p text:style-name="P12">lateral lunges</text:p>
      <text:p text:style-name="P12">Cable Stiff and Cable Squat Combo</text:p>
      <text:p text:style-name="P12">cable stiff</text:p>
      <text:p text:style-name="P12">cable squat</text:p>
      <text:p text:style-name="P12">pull throughs</text:p>
      <text:p text:style-name="P12">sumo deadlifts</text:p>
      <text:p text:style-name="P14"/>
      <text:p text:style-name="P13"/>
      <text:p text:style-name="P8"/>
      <text:p text:style-name="P8"/>
      <text:p text:style-name="P8"/>
      <text:p text:style-name="P4"/>
      <text:p text:style-name="P3">CHEST AND TRICEPS WORKOUT</text:p>
      <text:p text:style-name="P3"/>
      <text:p text:style-name="P6">Workout 1</text:p>
      <text:p text:style-name="P2">Close grip bench press (3x12)</text:p>
      <text:p text:style-name="P2">Bench press (3x12)</text:p>
      <text:p text:style-name="P2">Chest press (3x12)</text:p>
      <text:p text:style-name="P2">Dips (3x10)</text:p>
      <text:p text:style-name="P2">Double arm extensions (3x12)</text:p>
      <text:p text:style-name="P2">Tricep pushdown (3x12)</text:p>
      <text:p text:style-name="P2"/>
      <text:p text:style-name="P2">CHEST</text:p>
      <text:p text:style-name="P2">Close grip bench press</text:p>
      <text:p text:style-name="P2">Bench press</text:p>
      <text:p text:style-name="P2">Db press</text:p>
      <text:p text:style-name="P2">Incline </text:p>
      <text:p text:style-name="P2">Decline</text:p>
      <text:p text:style-name="P2">Chest press</text:p>
      <text:p text:style-name="P2"/>
      <text:p text:style-name="P2">TRICEPS</text:p>
      <text:p text:style-name="P2">Pulldowns</text:p>
      <text:p text:style-name="P2">One db tricep extensions</text:p>
      <text:p text:style-name="P2"><text:soft-page-break/>Dips</text:p>
      <text:p text:style-name="P2">Close grip bench press</text:p>
      <text:p text:style-name="P2">Double arm extensions</text:p>
      <text:p text:style-name="P2">Tricep kickback</text:p>
      <text:p text:style-name="P2">Reverse one arm pulldown</text:p>
      <text:p text:style-name="P2"/>
      <text:p text:style-name="P2">BICEPS</text:p>
      <text:p text:style-name="P2">Partial curls</text:p>
      <text:p text:style-name="P2">BB curl</text:p>
      <text:p text:style-name="P2">DB curl</text:p>
      <text:p text:style-name="P2">Hammer curl</text:p>
      <text:p text:style-name="P2">Concentration curl</text:p>
      <text:p text:style-name="P2">Bb preacher curl</text:p>
      <text:p text:style-name="P2">Db preacher curl</text:p>
      <text:p text:style-name="P2">Zottman curl</text:p>
      <text:p text:style-name="P2">Cable curl horizontal</text:p>
      <text:p text:style-name="P2">Cable curl diagonal</text:p>
      <text:p text:style-name="P2"/>
      <text:p text:style-name="P2">Legs</text:p>
      <text:p text:style-name="P2">Tris and bis and abs</text:p>
      <text:p text:style-name="P2">Legs</text:p>
      <text:p text:style-name="P2">Chest and glutes</text:p>
      <text:p text:style-name="P2">Cardio and ab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María Brynjólfsdóttir</meta:initial-creator>
    <dc:creator>Rakel </dc:creator>
    <meta:editing-cycles>14</meta:editing-cycles>
    <meta:creation-date>2015-01-07T16:23:00</meta:creation-date>
    <dc:date>2015-02-03T16:35:33.388761238</dc:date>
    <meta:editing-duration>PT27M15S</meta:editing-duration>
    <meta:generator>LibreOffice/4.2.3.3$Linux_X86_64 LibreOffice_project/420m0$Build-3</meta:generator>
    <meta:document-statistic meta:table-count="0" meta:image-count="0" meta:object-count="0" meta:page-count="3" meta:paragraph-count="129" meta:word-count="411" meta:character-count="2483" meta:non-whitespace-character-count="21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